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dad4fe" style:font-weight-asian="normal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bold" officeooo:rsid="00dad4fe" style:font-size-asian="10.5pt" style:font-weight-asian="bold" style:font-size-complex="12pt" style:font-weight-complex="bold"/>
    </style:style>
    <style:style style:name="T11" style:family="text">
      <style:text-properties style:font-name="Liberation Serif" fo:font-size="12pt" officeooo:rsid="00dad4fe" style:font-size-asian="10.5pt" style:font-size-complex="12pt"/>
    </style:style>
    <style:style style:name="T12" style:family="text">
      <style:text-properties officeooo:rsid="00d2f8ec"/>
    </style:style>
    <style:style style:name="T13" style:family="text">
      <style:text-properties officeooo:rsid="00d320aa"/>
    </style:style>
    <style:style style:name="T14" style:family="text">
      <style:text-properties officeooo:rsid="00d3dfb0"/>
    </style:style>
    <style:style style:name="T15" style:family="text">
      <style:text-properties officeooo:rsid="00d4d3df"/>
    </style:style>
    <style:style style:name="T16" style:family="text">
      <style:text-properties officeooo:rsid="00d5384f"/>
    </style:style>
    <style:style style:name="T17" style:family="text">
      <style:text-properties fo:font-weight="bold" officeooo:rsid="00057710" style:font-weight-asian="bold" style:font-weight-complex="bold"/>
    </style:style>
    <style:style style:name="T18" style:family="text">
      <style:text-properties fo:font-weight="bold" officeooo:rsid="00d3dfb0" style:font-weight-asian="bold" style:font-weight-complex="bold"/>
    </style:style>
    <style:style style:name="T19" style:family="text">
      <style:text-properties fo:font-weight="bold" officeooo:rsid="00cfc4ce" style:font-weight-asian="bold" style:font-weight-complex="bold"/>
    </style:style>
    <style:style style:name="T20" style:family="text">
      <style:text-properties fo:font-weight="bold" officeooo:rsid="00d606c4" style:font-weight-asian="bold" style:font-weight-complex="bold"/>
    </style:style>
    <style:style style:name="T21" style:family="text">
      <style:text-properties officeooo:rsid="00d79344"/>
    </style:style>
    <style:style style:name="T22" style:family="text">
      <style:text-properties officeooo:rsid="00d9b157"/>
    </style:style>
    <style:style style:name="T23" style:family="text">
      <style:text-properties officeooo:rsid="00dac628"/>
    </style:style>
    <style:style style:name="T24" style:family="text">
      <style:text-properties officeooo:rsid="00dad4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3770283751786203514" text:style-name="L1">
        <text:list-item>
          <text:p text:style-name="P2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09621222028346074" text:style-name="L2">
        <text:list-item>
          <text:p text:style-name="P3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4108279296808522590" text:style-name="L3">
        <text:list-item>
          <text:p text:style-name="P3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9">Comentat exercici 1.3-1</text:p>
        </text:list-item>
        <text:list-item>
          <text:p text:style-name="P40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301725350441535100" text:style-name="L4">
        <text:list-item>
          <text:p text:style-name="P4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41">Comencem a preparar el material per a la pràctica de <text:a xlink:type="simple" xlink:href="https://paulinoposada.github.io/web_fred/web_fred_25_26/documents/practica_soldadura_blanda.pdf"><text:span text:style-name="T12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3">01</text:span>/<text:span text:style-name="T13">10</text:span>/2<text:span text:style-name="T5">5</text:span></text:p>
      <text:p text:style-name="P6"><text:s/></text:p>
      <text:list xml:id="list73519919946723" text:continue-list="list809621222028346074" text:style-name="L2">
        <text:list-item>
          <text:p text:style-name="P3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4">jous</text:span><text:tab/><text:span text:style-name="T5">02</text:span>/<text:span text:style-name="T14">10</text:span>/2<text:span text:style-name="T5">5</text:span></text:p>
      <text:list xml:id="list73518985756173" text:continue-numbering="true" text:style-name="L2">
        <text:list-item>
          <text:p text:style-name="P3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4"/>
        </text:list-item>
      </text:list>
      <text:p text:style-name="P24"/>
      <text:p text:style-name="P24"/>
      <text:p text:style-name="P16">Di<text:span text:style-name="T14">vendres</text:span><text:tab/><text:span text:style-name="T5">03</text:span>/<text:span text:style-name="T14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5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3">08</text:span>/<text:span text:style-name="T13">10</text:span>/2<text:span text:style-name="T5">5</text:span></text:p>
      <text:p text:style-name="P9"><text:s/></text:p>
      <text:list xml:id="list73519975354759" text:continue-numbering="true" text:style-name="L2">
        <text:list-item>
          <text:p text:style-name="P35"><text:span text:style-name="T16">Acabem de comentar apunts, </text:span><text:a xlink:type="simple" xlink:href="https://paulinoposada.github.io/web_fred/web_fred_25_26/GM/apunts_gm/unitat_1/fred_apunts_ud_1_1_gm.pdf" text:style-name="Internet_20_link"><text:span text:style-name="T16">unitat 1.1</text:span></text:a></text:p>
        </text:list-item>
        <text:list-item>
          <text:p text:style-name="P42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4">jous</text:span><text:tab/><text:span text:style-name="T5">09</text:span>/<text:span text:style-name="T14">10</text:span>/2<text:span text:style-name="T5">5</text:span></text:p>
      <text:list xml:id="list73520383842717" text:continue-numbering="true" text:style-name="L2">
        <text:list-item>
          <text:p text:style-name="P3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3">Comentat apartat 1.1 Temperatura y calor</text:p>
        </text:list-item>
        <text:list-item>
          <text:p text:style-name="P43">Comentat apartat 1.2 Presión</text:p>
        </text:list-item>
        <text:list-item>
          <text:p text:style-name="P43">Comentat apartat 1.3 Ejercicios temperatura y presión</text:p>
          <text:p text:style-name="P36"/>
        </text:list-item>
      </text:list>
      <text:p text:style-name="P10"><text:s/><text:span text:style-name="T17">Di</text:span><text:span text:style-name="T20">vendres</text:span><text:span text:style-name="T17"><text:tab/></text:span><text:span text:style-name="T20">10</text:span><text:span text:style-name="T17">/</text:span><text:span text:style-name="T18">10</text:span><text:span text:style-name="T17">/2</text:span><text:span text:style-name="T19">5</text:span></text:p>
      <text:list xml:id="list73518902644265" text:continue-numbering="true" text:style-name="L2">
        <text:list-item>
          <text:p text:style-name="P45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21">14</text:span>/<text:span text:style-name="T15">10</text:span>/2<text:span text:style-name="T5">5</text:span></text:p>
      <text:p text:style-name="P27"/>
      <text:list xml:id="list73518957992743" text:continue-numbering="true" text:style-name="L2">
        <text:list-item>
          <text:p text:style-name="P3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4">Comentat apartat 1.<text:span text:style-name="T22">4</text:span> <text:span text:style-name="T22">Enrgía y potencia</text:span></text:p>
        </text:list-item>
        <text:list-item>
          <text:p text:style-name="P44">Comentat apartat 1.<text:span text:style-name="T22">5 Ejercicios Energía y potencia</text:span></text:p>
        </text:list-item>
        <text:list-item>
          <text:p text:style-name="P44">Comentat apartat 1.<text:span text:style-name="T22">6.1 Calor específico</text:span></text:p>
        </text:list-item>
      </text:list>
      <text:p text:style-name="P26"/>
      <text:p text:style-name="P28">Di<text:span text:style-name="T3">mecres</text:span><text:tab/><text:span text:style-name="T21">15</text:span>/<text:span text:style-name="T15">10</text:span>/2<text:span text:style-name="T5">5</text:span></text:p>
      <text:p text:style-name="P48"/>
      <text:list xml:id="list73520230950577" text:continue-numbering="true" text:style-name="L2">
        <text:list-item>
          <text:p text:style-name="P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38"><text:span text:style-name="T24">Comentat apartat 1.6.4 Ejemplo de transisión de calor a través de la pared de una cámara frigorífica</text:span></text:p>
          <text:p text:style-name="P38"/>
        </text:list-item>
      </text:list>
      <text:p text:style-name="P28">Di<text:span text:style-name="T23">jous<text:tab/></text:span><text:tab/><text:span text:style-name="T21">16</text:span>/<text:span text:style-name="T15">10</text:span>/2<text:span text:style-name="T5">5</text:span></text:p>
      <text:p text:style-name="P28"/>
      <text:list xml:id="list73520268093975" text:continue-numbering="true" text:style-name="L2">
        <text:list-item>
          <text:p text:style-name="P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38"><text:span text:style-name="T24">Comentat apartat 1.6.4 i fet exercicis de transmissió de calor 1.7-4 i 5. </text:span></text:p>
        </text:list-item>
      </text:list>
      <text:p text:style-name="P28"/>
      <text:p text:style-name="P48">Di<text:span text:style-name="T24">vendres<text:tab/>17</text:span>/<text:span text:style-name="T15">10</text:span>/2<text:span text:style-name="T5">5</text:span></text:p>
      <text:p text:style-name="P48"/>
      <text:p text:style-name="P49"><text:span text:style-name="T11">Repassam teoria i exercicis per preparar l'examen de proper dimarts.</text:span></text:p>
      <text:p text:style-name="P48"/>
      <text:p text:style-name="P48">Di<text:span text:style-name="T24">marts<text:tab/>21</text:span>/<text:span text:style-name="T15">10</text:span>/2<text:span text:style-name="T5">5</text:span></text:p>
      <text:p text:style-name="P48"/>
      <text:p text:style-name="P46">Feim el primer examen de la primera avalu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2T07:35:18.223545806</dc:date>
    <meta:editing-duration>PT2H6M24S</meta:editing-duration>
    <meta:editing-cycles>209</meta:editing-cycles>
    <meta:document-statistic meta:table-count="0" meta:image-count="0" meta:object-count="0" meta:page-count="2" meta:paragraph-count="60" meta:word-count="333" meta:character-count="2052" meta:non-whitespace-character-count="1785"/>
  </office:meta>
</office:document-meta>
</file>